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4000001047CB6F8221CABB6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es macros.xml" manifest:media-type="text/xml"/>
  <manifest:file-entry manifest:full-path="Configurations/writertoolbar.xml" manifest:media-type=""/>
  <manifest:file-entry manifest:full-path="Configurations/writerkeybinding.xml" manifest:media-type="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automatic-styles>
    <style:style style:name="Tableau12" style:family="table">
      <style:table-properties style:width="17.993cm" table:align="left"/>
    </style:style>
    <style:style style:name="Tableau12.A" style:family="table-column">
      <style:table-column-properties style:column-width="1.522cm"/>
    </style:style>
    <style:style style:name="Tableau12.B" style:family="table-column">
      <style:table-column-properties style:column-width="7.123cm"/>
    </style:style>
    <style:style style:name="Tableau12.C" style:family="table-column">
      <style:table-column-properties style:column-width="9.349cm"/>
    </style:style>
    <style:style style:name="Tableau1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" style:family="table">
      <style:table-properties style:width="17.993cm" table:align="left"/>
    </style:style>
    <style:style style:name="Tableau13.A" style:family="table-column">
      <style:table-column-properties style:column-width="1.543cm"/>
    </style:style>
    <style:style style:name="Tableau13.B" style:family="table-column">
      <style:table-column-properties style:column-width="1.633cm"/>
    </style:style>
    <style:style style:name="Tableau13.C" style:family="table-column">
      <style:table-column-properties style:column-width="1.743cm"/>
    </style:style>
    <style:style style:name="Tableau13.D" style:family="table-column">
      <style:table-column-properties style:column-width="13.074cm"/>
    </style:style>
    <style:style style:name="Tableau1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 fo:padding="0cm" fo:border="none"/>
    </style:style>
    <style:style style:name="P3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P8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P9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P10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P11" style:family="paragraph" style:parent-style-name="Header">
      <style:text-properties officeooo:paragraph-rsid="00171e13"/>
    </style:style>
    <style:style style:name="P12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P13" style:family="paragraph" style:parent-style-name="Table_20_Contents">
      <style:text-properties officeooo:paragraph-rsid="00171e13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style:text-underline-style="solid" style:text-underline-width="auto" style:text-underline-color="font-color" officeooo:paragraph-rsid="001bb3f7"/>
    </style:style>
    <style:style style:name="P17" style:family="paragraph" style:parent-style-name="Table_20_Contents">
      <style:text-properties officeooo:rsid="001a92bc" officeooo:paragraph-rsid="001a92bc"/>
    </style:style>
    <style:style style:name="P18" style:family="paragraph" style:parent-style-name="Table_20_Contents">
      <style:text-properties officeooo:rsid="001a92bc" officeooo:paragraph-rsid="001bb3f7"/>
    </style:style>
    <style:style style:name="P19" style:family="paragraph" style:parent-style-name="Table_20_Contents">
      <style:text-properties officeooo:rsid="001bb3f7" officeooo:paragraph-rsid="001bb3f7"/>
    </style:style>
    <style:style style:name="P20" style:family="paragraph" style:parent-style-name="Table_20_Contents">
      <style:text-properties officeooo:rsid="001d0cc3" officeooo:paragraph-rsid="001d0cc3"/>
    </style:style>
    <style:style style:name="P21" style:family="paragraph" style:parent-style-name="Table_20_Contents">
      <style:text-properties officeooo:rsid="00197584" officeooo:paragraph-rsid="001a92bc"/>
    </style:style>
    <style:style style:name="P22" style:family="paragraph" style:parent-style-name="Standard">
      <style:text-properties officeooo:paragraph-rsid="00171e13"/>
    </style:style>
    <style:style style:name="P23" style:family="paragraph" style:parent-style-name="Standard">
      <style:text-properties officeooo:rsid="001bb3f7" officeooo:paragraph-rsid="001bb3f7"/>
    </style:style>
    <style:style style:name="P24" style:family="paragraph" style:parent-style-name="Standard">
      <style:text-properties officeooo:rsid="001d0cc3" officeooo:paragraph-rsid="001d0cc3"/>
    </style:style>
    <style:style style:name="P25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P26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/>
    </style:style>
    <style:style style:name="P27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</style:style>
    <style:style style:name="P28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20pt"/>
    </style:style>
    <style:style style:name="P29" style:family="paragraph" style:parent-style-name="_35__20_Texte">
      <style:text-properties style:font-name="Arial Narrow2" style:font-name-asian="Nimbus Sans L" style:font-name-complex="Nimbus Sans L"/>
    </style:style>
    <style:style style:name="P30" style:family="paragraph" style:parent-style-name="_35__20_Texte">
      <style:text-properties style:font-name="Arial Narrow2" fo:font-weight="bold" style:font-name-asian="Nimbus Sans L" style:font-weight-asian="bold" style:font-name-complex="Nimbus Sans L" style:font-weight-complex="bold"/>
    </style:style>
    <style:style style:name="P31" style:family="paragraph" style:parent-style-name="_35__20_Texte">
      <style:text-properties style:font-name="Arial Narrow2" style:text-underline-style="none" fo:font-weight="bold" style:font-name-asian="Nimbus Sans L" style:font-weight-asian="bold" style:font-name-complex="Nimbus Sans L" style:font-weight-complex="bold"/>
    </style:style>
    <style:style style:name="P3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34" style:family="paragraph" style:parent-style-name="Standard">
      <style:text-properties officeooo:rsid="001d0cc3" officeooo:paragraph-rsid="001d0cc3"/>
    </style:style>
    <style:style style:name="P35" style:family="paragraph" style:parent-style-name="Standard" style:master-page-name="_5f_LNA_20_Couverture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style:page-number="auto" fo:background-color="#ccffff" fo:padding="0.049cm" fo:border="0.99pt solid #00ffff" style:shadow="#000000 0.25cm 0.25cm"/>
      <style:text-properties fo:font-size="14pt" fo:font-style="italic" officeooo:rsid="0018c93d" officeooo:paragraph-rsid="0018c93d"/>
    </style:style>
    <style:style style:name="P36" style:family="paragraph" style:parent-style-name="Table_20_Contents">
      <style:text-properties officeooo:rsid="001bb3f7" officeooo:paragraph-rsid="001bb3f7"/>
    </style:style>
    <style:style style:name="P37" style:family="paragraph" style:parent-style-name="Table_20_Contents">
      <style:text-properties officeooo:rsid="001bb3f7" officeooo:paragraph-rsid="00218b74"/>
    </style:style>
    <style:style style:name="P38" style:family="paragraph" style:parent-style-name="Table_20_Contents">
      <style:text-properties officeooo:rsid="001a92bc" officeooo:paragraph-rsid="001bb3f7"/>
    </style:style>
    <style:style style:name="P39" style:family="paragraph" style:parent-style-name="Table_20_Contents">
      <style:text-properties officeooo:rsid="0020d45a" officeooo:paragraph-rsid="0020d45a"/>
    </style:style>
    <style:style style:name="P40" style:family="paragraph" style:parent-style-name="_31__20_Titre_20_1">
      <style:text-properties style:font-name="Arial Narrow2"/>
    </style:style>
    <style:style style:name="P41" style:family="paragraph" style:parent-style-name="_31__20_Titre_20_1" style:master-page-name="_5f_LNA_20_Document_20_Portrait">
      <style:paragraph-properties style:page-number="auto"/>
      <style:text-properties style:font-name="Arial Narrow2"/>
    </style:style>
    <style:style style:name="P42" style:family="paragraph" style:parent-style-name="_32__20_Titre_20_2">
      <style:text-properties style:font-name="Arial Narrow2" fo:font-size="11pt" fo:font-style="normal" style:text-underline-style="none" fo:font-weight="bold" style:font-name-asian="Nimbus Sans L" style:font-size-asian="11pt" style:font-style-asian="normal" style:font-weight-asian="bold" style:font-name-complex="Nimbus Sans L" style:font-size-complex="11pt" style:font-style-complex="normal" style:font-weight-complex="bold"/>
    </style:style>
    <style:style style:name="T1" style:family="text">
      <style:text-properties style:text-line-through-style="solid" style:text-line-through-type="single" fo:font-size="8pt"/>
    </style:style>
    <style:style style:name="T2" style:family="text">
      <style:text-properties fo:font-size="8pt"/>
    </style:style>
    <style:style style:name="T3" style:family="text">
      <style:text-properties officeooo:rsid="00083052"/>
    </style:style>
    <style:style style:name="T4" style:family="text">
      <style:text-properties fo:font-weight="bold"/>
    </style:style>
    <style:style style:name="T5" style:family="text">
      <style:text-properties fo:font-weight="bold" officeooo:rsid="00180efd"/>
    </style:style>
    <style:style style:name="T6" style:family="text">
      <style:text-properties fo:font-weight="bold" officeooo:rsid="001892a1"/>
    </style:style>
    <style:style style:name="T7" style:family="text">
      <style:text-properties officeooo:rsid="00180efd"/>
    </style:style>
    <style:style style:name="T8" style:family="text">
      <style:text-properties fo:font-size="10pt"/>
    </style:style>
    <style:style style:name="T9" style:family="text">
      <style:text-properties officeooo:rsid="0009e0dd"/>
    </style:style>
    <style:style style:name="T10" style:family="text">
      <style:text-properties fo:background-color="#e6e6ff" loext:char-shading-value="0"/>
    </style:style>
    <style:style style:name="T11" style:family="text">
      <style:text-properties officeooo:rsid="001d1f21" fo:background-color="#e6e6ff" loext:char-shading-value="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style:font-name-asian="Nimbus Sans L" style:font-name-complex="Nimbus Sans L"/>
    </style:style>
    <style:style style:name="T14" style:family="text">
      <style:text-properties style:text-underline-style="solid" style:text-underline-width="auto" style:text-underline-color="font-color" officeooo:rsid="001a92bc" style:font-name-asian="Nimbus Sans L" style:font-name-complex="Nimbus Sans L"/>
    </style:style>
    <style:style style:name="T15" style:family="text">
      <style:text-properties style:text-underline-style="solid" style:text-underline-width="auto" style:text-underline-color="font-color" officeooo:rsid="001bb3f7" style:font-name-asian="Nimbus Sans L" style:font-name-complex="Nimbus Sans L"/>
    </style:style>
    <style:style style:name="T16" style:family="text">
      <style:text-properties style:text-underline-style="none"/>
    </style:style>
    <style:style style:name="T17" style:family="text">
      <style:text-properties style:font-name="Arial Narrow2" style:text-underline-style="none" style:font-name-asian="Nimbus Sans L" style:font-name-complex="Nimbus Sans L"/>
    </style:style>
    <style:style style:name="T18" style:family="text">
      <style:text-properties style:font-name="Arial Narrow2" style:font-name-asian="Nimbus Sans L" style:font-name-complex="Nimbus Sans L"/>
    </style:style>
    <style:style style:name="T19" style:family="text">
      <style:text-properties officeooo:rsid="0018c93d"/>
    </style:style>
    <style:style style:name="T20" style:family="text">
      <style:text-properties officeooo:rsid="0019545b"/>
    </style:style>
    <style:style style:name="T21" style:family="text">
      <style:text-properties officeooo:rsid="00197584"/>
    </style:style>
    <style:style style:name="T22" style:family="text">
      <style:text-properties officeooo:rsid="001bb3f7"/>
    </style:style>
    <style:style style:name="T23" style:family="text">
      <style:text-properties officeooo:rsid="001ee035"/>
    </style:style>
    <style:style style:name="T24" style:family="text">
      <style:text-properties officeooo:rsid="0020d45a"/>
    </style:style>
    <style:style style:name="T25" style:family="text">
      <style:text-properties officeooo:rsid="00218b74"/>
    </style:style>
    <style:style style:name="T26" style:family="text">
      <style:text-properties officeooo:rsid="00231ae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P2019 : Cybersécurité</text:p>
      <text:p text:style-name="P26">Groupe<text:keywords/> <text:span text:style-name="T19">6</text:span></text:p>
      <text:p text:style-name="P26"><text:description/></text:p>
      <text:p text:style-name="Standard"/>
      <text:p text:style-name="P27"/>
      <text:p text:style-name="P28">Dossier des tests d'intégrations</text:p>
      <text:p text:style-name="P27"/>
      <text:p text:style-name="Standard"/>
      <text:p text:style-name="_35__20_Texte"/>
      <text:p text:style-name="_35__20_Text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2">1- Test du réseau WLAN (réseau bleu)<text:tab/>2</text:p>
          <text:p text:style-name="P33">1.1 - <text:s/>Procédure de test<text:tab/>2</text:p>
          <text:p text:style-name="P33">1.2 - <text:s/>Rapport d'exécution<text:tab/>2</text:p>
          <text:p text:style-name="P32">2 - <text:s/>Intégration 2 : ...<text:tab/>2</text:p>
        </text:index-body>
      </text:table-of-content>
      <text:p text:style-name="_35__20_Texte"/>
      <text:p text:style-name="_35__20_Texte"/>
      <text:p text:style-name="_35__20_Texte"/>
      <text:p text:style-name="_35__20_Texte"/>
      <text:h text:style-name="P41" text:outline-level="1" text:is-list-header="true"><text:span text:style-name="T12">1-</text:span><text:span text:style-name="T16"> </text:span><text:span text:style-name="T13"><text:s/></text:span><text:span text:style-name="T14">Test du réseau WLAN </text:span><text:span text:style-name="T15">(réseau bleu)</text:span></text:h>
      <text:h text:style-name="_32__20_Titre_20_2" text:outline-level="2"><text:span text:style-name="T16"><text:s/></text:span>Procédure de test</text:h>
      <text:p text:style-name="P29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14">Id.</text:p>
          </table:table-cell>
          <table:table-cell table:style-name="Tableau12.A1" office:value-type="string">
            <text:p text:style-name="P14"><text:span text:style-name="T20">Architecture</text:span> testée</text:p>
            <text:p text:style-name="P14">Description Sommaire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1.1.1" office:value-type="string">
                  <text:p text:style-name="P14">Procédure de test</text:p>
                </table:table-cell>
              </table:table-row>
              <table:table-row>
                <table:table-cell table:style-name="Tableau12.C1.1.2" office:value-type="string">
                  <text:p text:style-name="P14">Résultats attendus</text:p>
                </table:table-cell>
              </table:table-row>
            </table:table>
          </table:table-cell>
        </table:table-row>
        <table:table-row>
          <table:table-cell table:style-name="Tableau12.A3" office:value-type="string">
            <text:p text:style-name="P15">U1.0</text:p>
          </table:table-cell>
          <table:table-cell table:style-name="Tableau12.B3" office:value-type="string">
            <text:p text:style-name="P19">Diffusion du ssid « ipfire » par la borne wifi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2.1.1" office:value-type="string">
                  <text:p text:style-name="P20">Iwlist wlan0 <text:span text:style-name="T26">scanning</text:span></text:p>
                </table:table-cell>
              </table:table-row>
              <table:table-row>
                <table:table-cell table:style-name="Tableau12.C2.1.2" office:value-type="string">
                  <text:p text:style-name="P24">$ iwlist wlan0 scanning </text:p>
                  <text:p text:style-name="P24">wlan0 <text:s text:c="4"/>Scan completed :</text:p>
                  <text:p text:style-name="P24"><text:s text:c="10"/>Cell 01 - Address: 00:1C:0F:81:4F:B0</text:p>
                  <text:p text:style-name="P24"><text:s text:c="20"/>Channel:9</text:p>
                  <text:p text:style-name="P24"><text:s text:c="20"/>Frequency:2.452 GHz (Channel 9)</text:p>
                  <text:p text:style-name="P24"><text:s text:c="20"/>Quality=69/70 <text:s/>Signal level=-41 dBm <text:s/></text:p>
                  <text:p text:style-name="P24"><text:s text:c="20"/>Encryption key:off</text:p>
                  <text:p text:style-name="P24"><text:s text:c="20"/>ESSID:"ipfire"</text:p>
                  <text:p text:style-name="P24"><text:s text:c="20"/>Bit Rates:1 Mb/s; 2 Mb/s; 5.5 Mb/s; 6 Mb/s; 9 Mb/s</text:p>
                  <text:p text:style-name="P24"><text:s text:c="30"/>11 Mb/s; 12 Mb/s; 18 Mb/s</text:p>
                  <text:p text:style-name="P24"><text:s text:c="20"/>Bit Rates:24 Mb/s; 36 Mb/s; 48 Mb/s; 54 Mb/s</text:p>
                  <text:p text:style-name="P24"><text:s text:c="20"/>Mode:Master</text:p>
                  <text:p text:style-name="P24"><text:s text:c="20"/>Extra:tsf=0000000288a69c36</text:p>
                  <text:p text:style-name="P24"><text:s text:c="20"/>Extra: Last beacon: 64ms ago</text:p>
                </table:table-cell>
              </table:table-row>
            </table:table>
          </table:table-cell>
        </table:table-row>
        <table:table-row>
          <table:table-cell table:style-name="Tableau12.A3" office:value-type="string">
            <text:p text:style-name="P15">U1.1</text:p>
          </table:table-cell>
          <table:table-cell table:style-name="Tableau12.B3" office:value-type="string">
            <text:p text:style-name="P18">Attribution d’une adresse ip <text:span text:style-name="T22">fournie par le FireWall Ipfire en</text:span> dhcp <text:span text:style-name="T22">(réseau bleu WLAN)</text:span></text:p>
            <text:p text:style-name="P19">Plage d’adressage configurée : </text:p>
            <text:p text:style-name="P19">de 192.168.1.3 à 192.168.1.254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3.1.1" office:value-type="string">
                  <text:p text:style-name="P18">Ifconfig</text:p>
                  <text:p text:style-name="P39">ip route</text:p>
                </table:table-cell>
              </table:table-row>
              <table:table-row>
                <table:table-cell table:style-name="Tableau12.C3.1.2" office:value-type="string">
                  <text:p text:style-name="P23">Adresse attribué située entre : </text:p>
                  <text:p text:style-name="P19">192.168.1.3 à 192.168.1.254 <text:span text:style-name="T24">netmask 255.255.255.0</text:span></text:p>
                  <text:p text:style-name="P37">default via 192.168.1.1 dev eth0 proto dhcp metric 100 </text:p>
                </table:table-cell>
              </table:table-row>
            </table:table>
          </table:table-cell>
        </table:table-row>
        <table:table-row>
          <table:table-cell table:style-name="Tableau12.A4" office:value-type="string">
            <text:p text:style-name="P15">U1.2</text:p>
          </table:table-cell>
          <table:table-cell table:style-name="Tableau12.B4" office:value-type="string">
            <text:p text:style-name="P19">Accès du PC3 (réseau bleu WLAN) à internet en routant par le FireWall Ipfire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4.1.1" office:value-type="string">
                  <text:p text:style-name="P16"><text:s/><text:span text:style-name="T21">Traceroute 8.8.8.8</text:span></text:p>
                </table:table-cell>
              </table:table-row>
              <table:table-row>
                <table:table-cell table:style-name="Tableau12.C4.1.2" office:value-type="string">
                  <text:p text:style-name="P17">1 ipfire.localdomain(192.168.1.1) **ms **ms **ms</text:p>
                  <text:p text:style-name="P17">2 10.3.2.1 (10.3.2.1) **ms **ms **ms</text:p>
                  <text:p text:style-name="P17">* <text:s/>* <text:s/>* <text:s/>* <text:s/>* <text:s/>* <text:s/>* <text:s/>*</text:p>
                  <text:p text:style-name="P21">* google-public-dns-a.google.com (8.8.8.8) **ms **ms **ms</text:p>
                </table:table-cell>
              </table:table-row>
            </table:table>
          </table:table-cell>
        </table:table-row>
      </table:table>
      <text:p text:style-name="P29"/>
      <text:p text:style-name="P29"/>
      <text:h text:style-name="_32__20_Titre_20_2" text:outline-level="2"><text:span text:style-name="T17"><text:s/></text:span><text:span text:style-name="T18">Rapport d'exécution</text:span></text:h>
      <text:p text:style-name="P30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>
          <table:table-cell table:style-name="Tableau13.A1" office:value-type="string">
            <text:p text:style-name="P14">Id.</text:p>
          </table:table-cell>
          <table:table-cell table:style-name="Tableau13.A1" office:value-type="string">
            <text:p text:style-name="P14">OK</text:p>
          </table:table-cell>
          <table:table-cell table:style-name="Tableau13.A1" office:value-type="string">
            <text:p text:style-name="P14">!OK</text:p>
          </table:table-cell>
          <table:table-cell table:style-name="Tableau13.D1" office:value-type="string">
            <text:p text:style-name="P14">Observations</text:p>
          </table:table-cell>
        </table:table-row>
        <text:soft-page-break/>
        <table:table-row>
          <table:table-cell table:style-name="Tableau13.A3" office:value-type="string">
            <text:p text:style-name="P15">U1.0</text:p>
          </table:table-cell>
          <table:table-cell table:style-name="Tableau13.B3" office:value-type="string">
            <text:p text:style-name="P14">*</text:p>
          </table:table-cell>
          <table:table-cell table:style-name="Tableau13.C3" office:value-type="string">
            <text:p text:style-name="P14"/>
          </table:table-cell>
          <table:table-cell table:style-name="Tableau13.D3" office:value-type="string">
            <text:p text:style-name="P24">$ iwlist wlan0 scanning </text:p>
            <text:p text:style-name="P24">wlan0 <text:s text:c="4"/>Scan completed :</text:p>
            <text:p text:style-name="P24"><text:s text:c="10"/>Cell 01 - Address: 00:1C:0F:81:4F:B0</text:p>
            <text:p text:style-name="P24"><text:s text:c="20"/>Channel:9</text:p>
            <text:p text:style-name="P24"><text:s text:c="20"/>Frequency:2.452 GHz (Channel 9)</text:p>
            <text:p text:style-name="P24"><text:s text:c="20"/>Quality=69/70 <text:s/>Signal level=-41 dBm <text:s/></text:p>
            <text:p text:style-name="P24"><text:s text:c="20"/>Encryption key:off</text:p>
            <text:p text:style-name="P24"><text:s text:c="20"/>ESSID:"ipfire"</text:p>
            <text:p text:style-name="P24"><text:s text:c="20"/>Bit Rates:1 Mb/s; 2 Mb/s; 5.5 Mb/s; 6 Mb/s; 9 Mb/s</text:p>
            <text:p text:style-name="P24"><text:s text:c="30"/>11 Mb/s; 12 Mb/s; 18 Mb/s</text:p>
            <text:p text:style-name="P24"><text:s text:c="20"/>Bit Rates:24 Mb/s; 36 Mb/s; 48 Mb/s; 54 Mb/s</text:p>
            <text:p text:style-name="P24"><text:s text:c="20"/>Mode:Master</text:p>
            <text:p text:style-name="P24"><text:s text:c="20"/>Extra:tsf=0000000288a69c36</text:p>
            <text:p text:style-name="P24"><text:s text:c="20"/>Extra: Last beacon: 64ms ago</text:p>
          </table:table-cell>
        </table:table-row>
        <table:table-row>
          <table:table-cell table:style-name="Tableau13.A3" office:value-type="string">
            <text:p text:style-name="P15">U1.1</text:p>
          </table:table-cell>
          <table:table-cell table:style-name="Tableau13.B3" office:value-type="string">
            <text:p text:style-name="P14">*</text:p>
          </table:table-cell>
          <table:table-cell table:style-name="Tableau13.C3" office:value-type="string">
            <text:p text:style-name="P14"/>
          </table:table-cell>
          <table:table-cell table:style-name="Tableau13.D3" office:value-type="string">
            <text:p text:style-name="P19">$ ifconfig</text:p>
            <text:p text:style-name="P19">eth0: flags=4163&lt;UP,BROADCAST,RUNNING,MULTICAST&gt; <text:s/>mtu 1500</text:p>
            <text:p text:style-name="P37"><text:s text:c="8"/>inet 192.168.1.<text:span text:style-name="T25">6</text:span> <text:s/>netmask 255.255.255.0 <text:s/>broadcast 192.168.1.<text:span text:style-name="T25">255</text:span></text:p>
            <text:p text:style-name="P19"><text:s text:c="8"/>inet6 fe80::90bb:c9c7:9f2:ead <text:s/>prefixlen 64 <text:s/>scopeid 0x20&lt;link&gt;</text:p>
            <text:p text:style-name="P19"><text:s text:c="8"/>ether 74:46:a0:c3:37:29 <text:s/>txqueuelen 1000 <text:s/>(Ethernet)</text:p>
            <text:p text:style-name="P19"><text:s text:c="8"/>RX packets 206426 <text:s/>bytes 162420544 (162.4 MB)</text:p>
            <text:p text:style-name="P19"><text:s text:c="8"/>RX errors 0 <text:s/>dropped 0 <text:s/>overruns 0 <text:s/>frame 0</text:p>
            <text:p text:style-name="P19"><text:s text:c="8"/>TX packets 295966 <text:s/>bytes 350641831 (350.6 MB)</text:p>
            <text:p text:style-name="P19"><text:s text:c="8"/>TX errors 0 <text:s/>dropped 0 overruns 0 <text:s/>carrier 0 <text:s/>collisions 0</text:p>
            <text:p text:style-name="P19"><text:s text:c="8"/>device interrupt 20 <text:s/>memory 0xf7900000-f7920000 <text:s/></text:p>
            <text:p text:style-name="P19"/>
            <text:p text:style-name="P19">$ ip route</text:p>
            <text:p text:style-name="P37">default via 192.168.1.1 dev eth0 proto dhcp metric 100 </text:p>
          </table:table-cell>
        </table:table-row>
        <table:table-row>
          <table:table-cell table:style-name="Tableau13.A4" office:value-type="string">
            <text:p text:style-name="P15">U1.2</text:p>
          </table:table-cell>
          <table:table-cell table:style-name="Tableau13.B4" office:value-type="string">
            <text:p text:style-name="P14">*</text:p>
          </table:table-cell>
          <table:table-cell table:style-name="Tableau13.C4" office:value-type="string">
            <text:p text:style-name="P14"/>
          </table:table-cell>
          <table:table-cell table:style-name="Tableau13.D4" office:value-type="string">
            <text:p text:style-name="P17">1 ipfire.localdomain(192.168.1.1) 1.133ms 1.086ms 1.448ms</text:p>
            <text:p text:style-name="P17">2 10.3.2.1 (10.3.2.1) 2.342ms 3.204ms 3.867ms</text:p>
            <text:p text:style-name="P17">* <text:s/>* <text:s/>* <text:s/>* <text:s/>* <text:s/>* <text:s/>* <text:s/>*</text:p>
            <text:p text:style-name="P17">13<text:span text:style-name="T21"> google-public-dns-a.google.com (8.8.8.8) </text:span>11.596<text:span text:style-name="T21">ms </text:span>11.187<text:span text:style-name="T21">ms </text:span>10.343<text:span text:style-name="T21">ms</text:span></text:p>
          </table:table-cell>
        </table:table-row>
      </table:table>
      <text:p text:style-name="P31"/>
      <text:h text:style-name="P40" text:outline-level="1"><text:span text:style-name="T16"><text:s/></text:span><text:span text:style-name="T12">Intégration 2 : </text:span><text:span text:style-name="T13"><text:s/>...</text:span></text:h>
      <text:h text:style-name="P4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 Narrow" fo:font-family="'Arial Narrow'" style:font-style-name="Normal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/>
      <style:text-properties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2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Standard" style:next-style-name="_35__20_Texte" style:class="text">
      <style:paragraph-properties fo:margin-left="1cm" fo:margin-right="0cm" fo:margin-top="1.27cm" fo:margin-bottom="0.423cm" loext:contextual-spacing="false" fo:text-indent="-1cm" style:auto-text-indent="false">
        <style:tab-stops>
          <style:tab-stop style:position="0cm"/>
        </style:tab-stops>
      </style:paragraph-properties>
      <style:text-properties fo:text-transform="uppercase" fo:color="#ffff00" fo:font-size="15pt" style:text-underline-style="solid" style:text-underline-width="auto" style:text-underline-color="font-color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1.251cm" fo:margin-right="0cm" fo:margin-top="0.423cm" fo:margin-bottom="0.106cm" loext:contextual-spacing="false" fo:text-indent="-1.251cm" style:auto-text-indent="false">
        <style:tab-stops>
          <style:tab-stop style:position="0cm"/>
        </style:tab-stops>
      </style:paragraph-properties>
      <style:text-properties fo:text-transform="uppercase" fo:color="#00ff00"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Standard" style:next-style-name="Standard" style:class="text">
      <style:paragraph-properties fo:margin-left="1.501cm" fo:margin-right="0cm" fo:margin-top="0.212cm" fo:margin-bottom="0.106cm" loext:contextual-spacing="false" fo:text-indent="-1.501cm" style:auto-text-indent="false">
        <style:tab-stops>
          <style:tab-stop style:position="0cm"/>
        </style:tab-stops>
      </style:paragraph-properties>
      <style:text-properties fo:text-transform="uppercase" fo:color="#00ffff" fo:font-size="13pt" style:text-underline-style="solid" style:text-underline-width="auto" style:text-underline-color="font-color" fo:font-weight="bold"/>
    </style:style>
    <style:style style:name="Heading_20_4" style:display-name="Heading 4" style:family="paragraph" style:parent-style-name="Standard" style:next-style-name="Standard" style:class="text">
      <style:paragraph-properties fo:margin-left="2cm" fo:margin-right="0cm" fo:margin-top="0.212cm" fo:margin-bottom="0.106cm" loext:contextual-spacing="false" fo:text-indent="-2cm" style:auto-text-indent="false">
        <style:tab-stops>
          <style:tab-stop style:position="0cm"/>
        </style:tab-stops>
      </style:paragraph-properties>
      <style:text-properties fo:font-variant="small-caps" fo:color="#ff00ff" fo:font-size="13pt" style:text-underline-style="solid" style:text-underline-width="auto" style:text-underline-color="font-colo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>
        <style:tab-stops/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style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text-properties style:font-name="Arial Narrow" fo:font-family="'Arial Narrow'" style:font-style-name="Normal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 Narrow1" fo:font-family="'Arial Narrow'" style:font-style-name="Italique gra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color="#ff00ff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Footer" style:next-style-name="Standard" style:class="index" style:master-page-name="">
      <loext:graphic-properties draw:fill="none" draw:fill-color="#99ccff"/>
      <style:paragraph-properties fo:margin-top="0.212cm" fo:margin-bottom="0cm" loext:contextual-spacing="false" style:page-number="auto" fo:background-color="transparent" fo:padding="0cm" fo:border="non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margin-top="0cm" fo:margin-bottom="0cm" loext:contextual-spacing="false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fo:font-weight="bold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size="10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margin-top="0cm" fo:margin-bottom="0cm" loext:contextual-spacing="false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font-size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Title" style:family="paragraph" style:parent-style-name="Standard" style:next-style-name="Heading_20_1" style:class="chapter">
      <style:paragraph-properties fo:margin-left="0cm" fo:margin-right="0cm" fo:margin-top="0.423cm" fo:margin-bottom="0.423cm" loext:contextual-spacing="false" fo:text-align="center" style:justify-single-word="false" fo:text-indent="0cm" style:auto-text-indent="false" fo:break-before="page"/>
      <style:text-properties fo:text-transform="uppercase" fo:color="#ff0000" fo:font-size="20pt" style:text-underline-style="solid" style:text-underline-type="double" style:text-underline-width="auto" style:text-underline-color="font-color" fo:font-weight="bold" style:letter-kerning="tru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_36__20_Algorithme" style:display-name="6 Algorithm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style:font-name="Courier New1" fo:font-family="'Courier New'" style:font-family-generic="modern" fo:font-size="11pt" fo:letter-spacing="-0.035cm"/>
    </style:style>
    <style:style style:name="_37__20_Remarque" style:display-name="7 Remarque" style:family="paragraph" style:parent-style-name="_35__20_Texte" style:master-page-name="">
      <style:paragraph-properties fo:margin-left="0.199cm" fo:margin-right="0.199cm" fo:margin-top="0.3cm" fo:margin-bottom="0.3cm" loext:contextual-spacing="false" fo:text-align="justify" style:justify-single-word="false" fo:text-indent="0cm" style:auto-text-indent="false" style:page-number="auto" style:border-line-width="0.002cm 0.035cm 0.002cm" fo:padding="0.212cm" fo:border="1.11pt double #ff00ff">
        <style:tab-stops/>
      </style:paragraph-properties>
      <style:text-properties fo:color="#ff00ff"/>
    </style:style>
    <style:style style:name="_38__20_Question" style:display-name="8 Question" style:family="paragraph" style:parent-style-name="_35__20_Texte" style:next-style-name="B_20_Réponse" style:list-style-name="_38__20_Puce_20_Question" style:master-page-name="">
      <style:paragraph-properties fo:margin-left="0cm" fo:margin-right="0cm" fo:margin-top="0.199cm" fo:margin-bottom="0.199cm" loext:contextual-spacing="false" fo:text-align="justify" style:justify-single-word="false" fo:keep-together="always" fo:text-indent="0cm" style:auto-text-indent="false" style:page-number="auto">
        <style:tab-stops/>
      </style:paragraph-properties>
      <style:text-properties fo:color="#008000" fo:font-size="12pt" fo:font-weight="normal"/>
    </style:style>
    <style:style style:name="_39__20_Enumération" style:display-name="9 Enumération" style:family="paragraph" style:parent-style-name="_35__20_Texte" style:list-style-name="_39__20_Puce_20_Enumération" style:master-page-name="">
      <style:paragraph-properties fo:margin-left="3cm" fo:margin-right="0cm" fo:margin-top="0cm" fo:margin-bottom="0cm" loext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A_20_Image" style:display-name="A Image" style:family="paragraph" style:parent-style-name="_35__20_Texte" style:next-style-name="C_20_Légende" style:master-page-name="">
      <style:paragraph-properties fo:margin-left="0cm" fo:margin-right="0cm" fo:margin-top="0.199cm" fo:margin-bottom="0cm" loext:contextual-spacing="false" fo:text-align="center" style:justify-single-word="false" fo:text-indent="0cm" style:auto-text-indent="false" style:page-number="auto"/>
    </style:style>
    <style:style style:name="_35__20_Texte" style:display-name="5 Texte" style:family="paragraph" style:parent-style-name="Standard" style:master-page-name="">
      <style:paragraph-properties fo:margin-top="0.101cm" fo:margin-bottom="0.101cm" loext:contextual-spacing="false" style:page-number="auto">
        <style:tab-stops/>
      </style:paragraph-properties>
      <style:text-properties fo:color="#000000"/>
    </style:style>
    <style:style style:name="_31__20_Titre_20_1" style:display-name="1 Titre 1" style:family="paragraph" style:parent-style-name="_35__20_Texte" style:next-style-name="_35__20_Texte" style:default-outline-level="1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>
        <style:tab-stops/>
      </style:paragraph-properties>
      <style:text-properties fo:font-variant="normal" fo:text-transform="none" fo:color="#ff0000" fo:font-size="14pt" style:text-underline-style="solid" style:text-underline-width="auto" style:text-underline-color="font-color" fo:font-weight="bold"/>
    </style:style>
    <style:style style:name="_32__20_Titre_20_2" style:display-name="2 Titre 2" style:family="paragraph" style:parent-style-name="_35__20_Texte" style:next-style-name="_35__20_Texte" style:default-outline-level="2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text:number-lines="false" text:line-number="0">
        <style:tab-stops/>
      </style:paragraph-properties>
      <style:text-properties fo:font-variant="normal" fo:text-transform="none" fo:color="#008000" fo:font-size="13pt" style:text-underline-style="solid" style:text-underline-width="auto" style:text-underline-color="font-color" fo:font-weight="bold"/>
    </style:style>
    <style:style style:name="_33__20_Titre_20_3" style:display-name="3 Titre 3" style:family="paragraph" style:parent-style-name="_35__20_Texte" style:next-style-name="_35__20_Texte" style:default-outline-level="3" style:master-page-name="">
      <style:paragraph-properties fo:margin-left="0cm" fo:margin-right="0cm" fo:margin-top="0.199cm" fo:margin-bottom="0cm" loext:contextual-spacing="false" fo:text-indent="0cm" style:auto-text-indent="false" style:page-number="auto"/>
      <style:text-properties fo:font-variant="normal" fo:text-transform="none" fo:color="#0000ff" fo:font-size="12pt" style:text-underline-style="solid" style:text-underline-width="auto" style:text-underline-color="font-color" fo:font-weight="bold"/>
    </style:style>
    <style:style style:name="_34__20_Titre_20_4" style:display-name="4 Titre 4" style:family="paragraph" style:parent-style-name="_35__20_Texte" style:next-style-name="_35__20_Texte" style:master-page-name="">
      <style:paragraph-properties fo:margin-left="0cm" fo:margin-right="0cm" fo:margin-top="0cm" fo:margin-bottom="0.101cm" loext:contextual-spacing="false" fo:text-indent="0cm" style:auto-text-indent="false" style:page-number="auto"/>
      <style:text-properties fo:text-transform="uppercase" fo:color="#ff00ff" fo:font-size="13pt" style:text-underline-style="solid" style:text-underline-width="auto" style:text-underline-color="font-color" fo:font-weight="bold"/>
    </style:style>
    <style:style style:name="_35__20_Titre_20_5" style:display-name="5 Titre 5" style:family="paragraph" style:parent-style-name="_35__20_Texte" style:nex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uppercase" fo:color="#804c19" style:text-underline-style="solid" style:text-underline-width="auto" style:text-underline-color="font-color" fo:font-weight="bold"/>
    </style:style>
    <style:style style:name="B_20_Réponse" style:display-name="B Répons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fo:color="#ff0000" style:font-name="Technical" fo:font-family="Technical" style:font-style-name="Regular" style:font-family-generic="swiss" style:font-pitch="variable" style:text-blinking="false"/>
    </style:style>
    <style:style style:name="C_20_Légende" style:display-name="C Légende" style:family="paragraph" style:parent-style-name="_35__20_Texte" style:next-style-name="_35__20_Texte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/>
      <style:text-properties fo:color="#ff00ff" fo:font-style="italic" style:text-underline-style="solid" style:text-underline-width="auto" style:text-underline-color="font-color"/>
    </style:style>
    <style:style style:name="Normal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fr" fo:country="FR"/>
    </style:style>
    <style:style style:name="Votre_20_travail" style:display-name="Votre travail" style:family="paragraph" style:parent-style-name="Standard" style:list-style-name="WW8Num6">
      <style:text-properties fo:font-size="10pt" fo:font-weight="normal"/>
    </style:style>
    <style:style style:name="Exercice" style:family="paragraph" style:parent-style-name="Standard">
      <style:text-properties fo:text-transform="uppercase" style:text-position="16% 100%" fo:font-size="18pt" fo:letter-spacing="0.141cm" style:text-underline-style="wave" style:text-underline-type="double" style:text-underline-width="auto" style:text-underline-color="font-color" fo:font-weight="bold" fo:background-color="#c0c0c0" style:font-size-asian="18pt" style:font-weight-asian="bold"/>
    </style:style>
    <style:style style:name="WW-Texte_20_brut" style:display-name="WW-Texte brut" style:family="paragraph" style:parent-style-name="Standard">
      <style:paragraph-properties fo:margin-left="0cm" fo:margin-right="0cm" fo:text-indent="0.002cm" style:auto-text-indent="false"/>
    </style:style>
    <style:style style:name="ligne_20_de_20_code" style:display-name="ligne de code" style:family="paragraph" style:parent-style-name="Preformatted_20_Text">
      <style:paragraph-properties fo:margin-left="1.251cm" fo:margin-right="0cm" fo:text-indent="0cm" style:auto-text-indent="false" fo:padding="0.049cm" fo:border="0.06pt solid #000000" style:shadow="#808080 0.18cm 0.18cm">
        <style:tab-stops/>
      </style:paragraph-properties>
    </style:style>
    <style:style style:name="Tâche_20_à_20_effectuer" style:display-name="Tâche à effectuer" style:family="paragraph" style:parent-style-name="Text_20_body" style:master-page-name="">
      <loext:graphic-properties draw:fill="none" draw:fill-color="#99ccff"/>
      <style:paragraph-properties fo:margin-left="2.215cm" fo:margin-right="0cm" fo:margin-top="0cm" fo:margin-bottom="0.049cm" loext:contextual-spacing="false" fo:text-indent="-1.231cm" style:auto-text-indent="false" style:page-number="auto" fo:background-color="transparent">
        <style:tab-stops>
          <style:tab-stop style:position="0.462cm"/>
        </style:tab-stops>
        <style:drop-cap/>
      </style:paragraph-properties>
    </style:style>
    <style:style style:name="Règle" style:family="paragraph" style:parent-style-name="Standard">
      <style:paragraph-properties fo:margin-left="1.251cm" fo:margin-right="0cm" fo:text-indent="-1.251cm" style:auto-text-indent="false"/>
    </style:style>
    <style:style style:name="Code" style:family="paragraph" style:parent-style-name="Règle">
      <style:paragraph-properties fo:margin-left="1.251cm" fo:margin-right="0cm" fo:text-indent="0cm" style:auto-text-indent="false"/>
      <style:text-properties style:font-name="Courier New1" fo:font-family="'Courier New'" style:font-family-generic="modern"/>
    </style:style>
    <style:style style:name="WW-Commentaire" style:family="paragraph" style:parent-style-name="Standard"/>
    <style:style style:name="WW-Corps_20_de_20_texte_20_2" style:display-name="WW-Corps de texte 2" style:family="paragraph" style:parent-style-name="Standard">
      <style:paragraph-properties fo:text-align="justify" style:justify-single-word="false">
        <style:tab-stops>
          <style:tab-stop style:position="8.502cm" style:type="right"/>
        </style:tab-stops>
      </style:paragraph-properties>
    </style:style>
    <style:style style:name="ZmodTrame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modHautRéfDate" style:family="paragraph" style:parent-style-name="ZmodTrame">
      <style:paragraph-properties fo:text-align="center" style:justify-single-word="false"/>
      <style:text-properties style:text-position="-10% 100%" fo:font-weight="bold" style:font-weight-asian="bold"/>
    </style:style>
    <style:style style:name="usecase" style:family="paragraph" style:parent-style-name="Standard">
      <style:paragraph-properties fo:margin-top="0cm" fo:margin-bottom="0.106cm" loext:contextual-spacing="false" fo:text-align="start" style:justify-single-word="false">
        <style:tab-stops/>
      </style:paragraph-properties>
      <style:text-properties style:font-name="FuturaA Bk BT" fo:font-family="'FuturaA Bk BT', 'Century Gothic'" style:font-family-generic="swiss" style:font-pitch="variable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" fo:font-family="'Courier New'" style:font-family-generic="roman" style:font-pitch="fixed"/>
    </style:style>
    <style:style style:name="_38__20_Caractère_20_Question" style:display-name="8 Caractère Question" style:family="text">
      <style:text-properties style:text-position="0% 100%" style:font-name="Wingdings1" fo:font-family="Wingdings" style:font-style-name="Normal" style:font-family-generic="decorative" style:font-pitch="variable" style:font-charset="x-symbol" fo:font-size="20pt" fo:background-color="transparent"/>
    </style:style>
    <style:style style:name="_39__20_Caractère_20_Enumération" style:display-name="9 Caractère Enumération" style:family="text">
      <style:text-properties style:font-name="Wingdings" fo:font-family="Wingdings" style:font-pitch="variable" style:font-charset="x-symbol" fo:font-size="16pt" fo:background-color="transparent"/>
    </style:style>
    <style:style style:name="Default_20_Paragraph_20_Font" style:display-name="Default Paragraph Font" style:family="text" style:parent-style-name="Normal">
      <style:text-properties fo:language="fr" fo:country="FR"/>
    </style:style>
    <style:style style:name="Normal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1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1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25cm"/>
      </text:outline-level-style>
      <text:outline-level-style text:level="2" style:num-suffix=" -" style:num-format="1" text:display-levels="2">
        <style:list-level-properties text:min-label-distance="0.25cm"/>
      </text:outline-level-style>
      <text:outline-level-style text:level="3" style:num-suffix=" -" style:num-format="1" text:display-levels="3">
        <style:list-level-properties text:min-label-distance="0.25cm"/>
      </text:outline-level-style>
      <text:outline-level-style text:level="4" style:num-suffix=" -" style:num-format="1" text:display-levels="4">
        <style:list-level-properties text:min-label-distance="0.25cm"/>
      </text:outline-level-style>
      <text:outline-level-style text:level="5" style:num-suffix=" -" style:num-format="1" text:display-levels="5">
        <style:list-level-properties text:min-label-distance="0.25cm"/>
      </text:outline-level-style>
      <text:outline-level-style text:level="6" style:num-suffix=" -" style:num-format="1" text:display-levels="6">
        <style:list-level-properties text:min-label-distance="0.25cm"/>
      </text:outline-level-style>
      <text:outline-level-style text:level="7" style:num-suffix=" -" style:num-format="1" text:display-levels="7">
        <style:list-level-properties text:min-label-distance="0.25cm"/>
      </text:outline-level-style>
      <text:outline-level-style text:level="8" style:num-suffix=" -" style:num-format="1" text:display-levels="8">
        <style:list-level-properties text:min-label-distance="0.25cm"/>
      </text:outline-level-style>
      <text:outline-level-style text:level="9" style:num-suffix=" -" style:num-format="1" text:display-levels="9">
        <style:list-level-properties text:min-label-distance="0.25cm"/>
      </text:outline-level-style>
      <text:outline-level-style text:level="10" style:num-suffix=" -" style:num-format="1">
        <style:list-level-properties text:min-label-distance="0.25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">
        <style:list-level-properties text:min-label-width="0.499cm"/>
        <style:text-properties style:font-name="Wingdings2"/>
      </text:list-level-style-bullet>
      <text:list-level-style-bullet text:level="2" text:style-name="Bullet_20_Symbols" text:bullet-char="">
        <style:list-level-properties text:space-before="1.411cm" text:min-label-width="0.499cm"/>
        <style:text-properties style:font-name="Wingdings2"/>
      </text:list-level-style-bullet>
      <text:list-level-style-bullet text:level="3" text:style-name="Bullet_20_Symbols" text:bullet-char="">
        <style:list-level-properties text:space-before="2.822cm" text:min-label-width="0.499cm"/>
        <style:text-properties style:font-name="Wingdings2"/>
      </text:list-level-style-bullet>
      <text:list-level-style-bullet text:level="4" text:style-name="Bullet_20_Symbols" text:bullet-char="">
        <style:list-level-properties text:space-before="4.234cm" text:min-label-width="0.499cm"/>
        <style:text-properties style:font-name="Wingdings2"/>
      </text:list-level-style-bullet>
      <text:list-level-style-bullet text:level="5" text:style-name="Bullet_20_Symbols" text:bullet-char="">
        <style:list-level-properties text:space-before="5.645cm" text:min-label-width="0.499cm"/>
        <style:text-properties style:font-name="Wingdings2"/>
      </text:list-level-style-bullet>
      <text:list-level-style-bullet text:level="6" text:style-name="Bullet_20_Symbols" text:bullet-char="">
        <style:list-level-properties text:space-before="7.056cm" text:min-label-width="0.499cm"/>
        <style:text-properties style:font-name="Wingdings2"/>
      </text:list-level-style-bullet>
      <text:list-level-style-bullet text:level="7" text:style-name="Bullet_20_Symbols" text:bullet-char="">
        <style:list-level-properties text:space-before="8.467cm" text:min-label-width="0.499cm"/>
        <style:text-properties style:font-name="Wingdings2"/>
      </text:list-level-style-bullet>
      <text:list-level-style-bullet text:level="8" text:style-name="Bullet_20_Symbols" text:bullet-char="">
        <style:list-level-properties text:space-before="9.878cm" text:min-label-width="0.499cm"/>
        <style:text-properties style:font-name="Wingdings2"/>
      </text:list-level-style-bullet>
      <text:list-level-style-bullet text:level="9" text:style-name="Bullet_20_Symbols" text:bullet-char="">
        <style:list-level-properties text:space-before="11.289cm" text:min-label-width="0.499cm"/>
        <style:text-properties style:font-name="Wingdings2"/>
      </text:list-level-style-bullet>
      <text:list-level-style-bullet text:level="10" text:style-name="Bullet_20_Symbols" text:bullet-char="">
        <style:list-level-properties text:space-before="12.7cm" text:min-label-width="0.499cm"/>
        <style:text-properties style:font-name="Wingdings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38__20_Puce_20_Question" style:display-name="8 Puce Question">
      <text:list-level-style-bullet text:level="1" text:style-name="_38__20_Caractère_20_Question" text:bullet-char="">
        <style:list-level-properties text:min-label-width="1cm"/>
        <style:text-properties style:font-name="Wingdings2"/>
      </text:list-level-style-bullet>
      <text:list-level-style-bullet text:level="2" text:style-name="_38__20_Caractère_20_Question" text:bullet-char="">
        <style:list-level-properties text:space-before="0.499cm" text:min-label-width="1cm"/>
        <style:text-properties style:font-name="Wingdings2"/>
      </text:list-level-style-bullet>
      <text:list-level-style-bullet text:level="3" text:style-name="_38__20_Caractère_20_Question" text:bullet-char="">
        <style:list-level-properties text:space-before="0.998cm" text:min-label-width="1cm"/>
        <style:text-properties style:font-name="Wingdings2"/>
      </text:list-level-style-bullet>
      <text:list-level-style-bullet text:level="4" text:style-name="_38__20_Caractère_20_Question" text:bullet-char="">
        <style:list-level-properties text:space-before="1.498cm" text:min-label-width="1cm"/>
        <style:text-properties style:font-name="Wingdings2"/>
      </text:list-level-style-bullet>
      <text:list-level-style-bullet text:level="5" text:style-name="_38__20_Caractère_20_Question" text:bullet-char="">
        <style:list-level-properties text:space-before="1.997cm" text:min-label-width="1cm"/>
        <style:text-properties style:font-name="Wingdings2"/>
      </text:list-level-style-bullet>
      <text:list-level-style-bullet text:level="6" text:style-name="_38__20_Caractère_20_Question" text:bullet-char="">
        <style:list-level-properties text:space-before="2.496cm" text:min-label-width="1cm"/>
        <style:text-properties style:font-name="Wingdings2"/>
      </text:list-level-style-bullet>
      <text:list-level-style-bullet text:level="7" text:style-name="_38__20_Caractère_20_Question" text:bullet-char="">
        <style:list-level-properties text:space-before="2.995cm" text:min-label-width="1cm"/>
        <style:text-properties style:font-name="Wingdings2"/>
      </text:list-level-style-bullet>
      <text:list-level-style-bullet text:level="8" text:style-name="_38__20_Caractère_20_Question" text:bullet-char="">
        <style:list-level-properties text:space-before="3.494cm" text:min-label-width="1cm"/>
        <style:text-properties style:font-name="Wingdings2"/>
      </text:list-level-style-bullet>
      <text:list-level-style-bullet text:level="9" text:style-name="_38__20_Caractère_20_Question" text:bullet-char="">
        <style:list-level-properties text:space-before="3.994cm" text:min-label-width="1cm"/>
        <style:text-properties style:font-name="Wingdings2"/>
      </text:list-level-style-bullet>
      <text:list-level-style-bullet text:level="10" text:style-name="_38__20_Caractère_20_Question" text:bullet-char="">
        <style:list-level-properties text:space-before="4.493cm" text:min-label-width="1cm"/>
        <style:text-properties style:font-name="Wingdings2"/>
      </text:list-level-style-bullet>
    </text:list-style>
    <text:list-style style:name="_39__20_Puce_20_Enumération" style:display-name="9 Puce Enumération">
      <text:list-level-style-bullet text:level="1" text:style-name="_39__20_Caractère_20_Enumération" text:bullet-char="">
        <style:list-level-properties text:min-label-width="0.635cm"/>
        <style:text-properties style:font-name="Wingdings2"/>
      </text:list-level-style-bullet>
      <text:list-level-style-bullet text:level="2" text:style-name="_39__20_Caractère_20_Enumération" text:bullet-char="">
        <style:list-level-properties text:space-before="0.501cm" text:min-label-width="0.499cm"/>
        <style:text-properties style:font-name="Wingdings2"/>
      </text:list-level-style-bullet>
      <text:list-level-style-bullet text:level="3" text:style-name="_39__20_Caractère_20_Enumération" text:bullet-char="">
        <style:list-level-properties text:space-before="1cm" text:min-label-width="0.499cm"/>
        <style:text-properties style:font-name="Wingdings2"/>
      </text:list-level-style-bullet>
      <text:list-level-style-bullet text:level="4" text:style-name="_39__20_Caractère_20_Enumération" text:bullet-char="">
        <style:list-level-properties text:space-before="1.501cm" text:min-label-width="0.499cm"/>
        <style:text-properties style:font-name="Wingdings2"/>
      </text:list-level-style-bullet>
      <text:list-level-style-bullet text:level="5" text:style-name="_39__20_Caractère_20_Enumération" text:bullet-char="">
        <style:list-level-properties text:space-before="2cm" text:min-label-width="0.499cm"/>
        <style:text-properties style:font-name="Wingdings2"/>
      </text:list-level-style-bullet>
      <text:list-level-style-bullet text:level="6" text:style-name="_39__20_Caractère_20_Enumération" text:bullet-char="">
        <style:list-level-properties text:space-before="2.501cm" text:min-label-width="0.499cm"/>
        <style:text-properties style:font-name="Wingdings2"/>
      </text:list-level-style-bullet>
      <text:list-level-style-bullet text:level="7" text:style-name="_39__20_Caractère_20_Enumération" text:bullet-char="">
        <style:list-level-properties text:space-before="3.001cm" text:min-label-width="0.499cm"/>
        <style:text-properties style:font-name="Wingdings2"/>
      </text:list-level-style-bullet>
      <text:list-level-style-bullet text:level="8" text:style-name="_39__20_Caractère_20_Enumération" text:bullet-char="">
        <style:list-level-properties text:space-before="3.502cm" text:min-label-width="0.499cm"/>
        <style:text-properties style:font-name="Wingdings2"/>
      </text:list-level-style-bullet>
      <text:list-level-style-bullet text:level="9" text:style-name="_39__20_Caractère_20_Enumération" text:bullet-char="">
        <style:list-level-properties text:space-before="4.001cm" text:min-label-width="0.499cm"/>
        <style:text-properties style:font-name="Wingdings2"/>
      </text:list-level-style-bullet>
      <text:list-level-style-bullet text:level="10" text:style-name="_39__20_Caractère_20_Enumération" text:bullet-char="">
        <style:list-level-properties text:space-before="4.502cm" text:min-label-width="0.499cm"/>
        <style:text-properties style:font-name="Wingdings2"/>
      </text:list-level-style-bullet>
    </text:list-style>
    <text:list-style style:name="Ma_20_numerotation" style:display-name="Ma numerotation">
      <text:list-level-style-number text:level="1" text:style-name="Numbering_20_Symbols" style:num-suffix=" -" style:num-format="1">
        <style:list-level-properties text:min-label-distance="0.25cm"/>
      </text:list-level-style-number>
      <text:list-level-style-number text:level="2" text:style-name="Numbering_20_Symbols" style:num-suffix=" -" style:num-format="1" text:display-levels="2">
        <style:list-level-properties text:min-label-distance="0.25cm"/>
      </text:list-level-style-number>
      <text:list-level-style-number text:level="3" text:style-name="Numbering_20_Symbols" style:num-suffix=" -" style:num-format="1" text:display-levels="3">
        <style:list-level-properties text:min-label-distance="0.25cm"/>
      </text:list-level-style-number>
      <text:list-level-style-number text:level="4" text:style-name="Numbering_20_Symbols" style:num-suffix=" -" style:num-format="1" text:display-levels="4">
        <style:list-level-properties text:min-label-distance="0.25cm"/>
      </text:list-level-style-number>
      <text:list-level-style-number text:level="5" text:style-name="Numbering_20_Symbols" style:num-suffix=" -" style:num-format="1" text:display-levels="5">
        <style:list-level-properties text:min-label-distance="0.25cm"/>
      </text:list-level-style-number>
      <text:list-level-style-number text:level="6" text:style-name="Numbering_20_Symbols" style:num-suffix=" -" style:num-format="1" text:display-levels="6">
        <style:list-level-properties text:min-label-distance="0.25cm"/>
      </text:list-level-style-number>
      <text:list-level-style-number text:level="7" text:style-name="Numbering_20_Symbols" style:num-suffix=" -" style:num-format="1" text:display-levels="7">
        <style:list-level-properties text:min-label-distance="0.25cm"/>
      </text:list-level-style-number>
      <text:list-level-style-number text:level="8" text:style-name="Numbering_20_Symbols" style:num-suffix=" -" style:num-format="1" text:display-levels="8">
        <style:list-level-properties text:min-label-distance="0.25cm"/>
      </text:list-level-style-number>
      <text:list-level-style-number text:level="9" text:style-name="Numbering_20_Symbols" style:num-suffix=" -" style:num-format="1" text:display-levels="9">
        <style:list-level-properties text:min-label-distance="0.25cm"/>
      </text:list-level-style-number>
      <text:list-level-style-number text:level="10" text:style-name="Numbering_20_Symbols" style:num-suffix=" -" style:num-format="1" text:display-levels="10">
        <style:list-level-properties text:min-label-distance="0.25cm"/>
      </text:list-level-style-number>
    </text:list-style>
    <text:list-style style:name="WW8Num6">
      <text:list-level-style-bullet text:level="1" text:style-name="WW8Num6z0" text:bullet-char="">
        <style:list-level-properties text:space-before="0.199cm" text:min-label-width="0.801cm"/>
        <style:text-properties style:font-name="Wingdings 3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4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4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8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8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4.477cm" style:rel-column-width="16301*"/>
    </style:style>
    <style:style style:name="Tableau1.B" style:family="table-column">
      <style:table-column-properties style:column-width="9.73cm" style:rel-column-width="35423*"/>
    </style:style>
    <style:style style:name="Tableau1.C" style:family="table-column">
      <style:table-column-properties style:column-width="3.794cm" style:rel-column-width="13811*"/>
    </style:style>
    <style:style style:name="Tableau1.A1" style:family="table-cell">
      <style:table-cell-properties fo:padding="0cm" fo:border="none"/>
    </style:style>
    <style:style style:name="M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cm" fo:border="none"/>
    </style:style>
    <style:style style:name="MP3" style:family="paragraph" style:parent-style-name="Header">
      <style:text-properties officeooo:paragraph-rsid="00171e13"/>
    </style:style>
    <style:style style:name="MP4" style:family="paragraph" style:parent-style-name="Table_20_Contents">
      <style:text-properties officeooo:paragraph-rsid="00171e13"/>
    </style:style>
    <style:style style:name="M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M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M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MP8" style:family="paragraph" style:parent-style-name="Standard">
      <style:text-properties officeooo:paragraph-rsid="00171e13"/>
    </style:style>
    <style:style style:name="MP9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MP10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MP11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MP12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MP13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MP1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MP15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MT1" style:family="text">
      <style:text-properties style:text-line-through-style="solid" style:text-line-through-type="single" fo:font-size="8pt"/>
    </style:style>
    <style:style style:name="MT2" style:family="text">
      <style:text-properties fo:font-size="8pt"/>
    </style:style>
    <style:style style:name="MT3" style:family="text">
      <style:text-properties officeooo:rsid="00083052"/>
    </style:style>
    <style:style style:name="MT4" style:family="text">
      <style:text-properties fo:font-weight="bold"/>
    </style:style>
    <style:style style:name="MT5" style:family="text">
      <style:text-properties fo:font-weight="bold" officeooo:rsid="00180efd"/>
    </style:style>
    <style:style style:name="MT6" style:family="text">
      <style:text-properties fo:font-weight="bold" officeooo:rsid="001892a1"/>
    </style:style>
    <style:style style:name="MT7" style:family="text">
      <style:text-properties officeooo:rsid="00180efd"/>
    </style:style>
    <style:style style:name="MT8" style:family="text">
      <style:text-properties fo:font-size="10pt"/>
    </style:style>
    <style:style style:name="MT9" style:family="text">
      <style:text-properties officeooo:rsid="0009e0dd"/>
    </style:style>
    <style:style style:name="MT10" style:family="text">
      <style:text-properties fo:background-color="#e6e6ff" loext:char-shading-value="0"/>
    </style:style>
    <style:style style:name="MT11" style:family="text">
      <style:text-properties officeooo:rsid="001d1f21" fo:background-color="#e6e6ff" loext:char-shading-value="0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0.827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6">
      <style:page-layout-properties fo:page-width="21.001cm" fo:page-height="29.7cm" style:num-format="1" style:print-orientation="portrait" fo:margin-top="1.251cm" fo:margin-bottom="1.81cm" fo:margin-left="2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81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file-name text:display="name-and-extension">Simon_MONNIER_E6.2_Dossier_des_tests_integrations.odt</text:file-name><text:tab/>- <text:print-date style:data-style-name="N30"/><text:s/>-<text:tab/>Page <text:page-number text:select-page="current">0</text:page-number><text:s/>/ <text:page-count style:num-format="1">3</text:page-count></text:p>
        <text:p text:style-name="MP2"><text:span text:style-name="MT1">Brouillon</text:span><text:span text:style-name="MT2"> – </text:span><text:span text:style-name="MT1">En cours </text:span><text:span text:style-name="MT2">- Validé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Endnote" style:page-layout-name="Mpm4"/>
    <style:master-page style:name="_5f_LNA_20_Couverture" style:display-name="_LNA Couverture" style:page-layout-name="Mpm5">
      <style:header>
        <text:p text:style-name="M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4"><draw:frame draw:style-name="Mfr1" draw:name="Image1" text:anchor-type="paragraph" svg:width="2.976cm" svg:height="1.926cm" draw:z-index="0"><draw:image xlink:href="Pictures/1000020100000164000001047CB6F8221CABB642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5">Brevet de Technicien Supérieur <text:span text:style-name="MT3">SN</text:span></text:p>
              <text:p text:style-name="MP6"><text:span text:style-name="MT4">Session 20</text:span><text:span text:style-name="MT5">1</text:span><text:span text:style-name="MT6">9</text:span></text:p>
              <text:p text:style-name="MP7">Lycée <text:span text:style-name="MT7">Nicolas APPERT</text:span></text:p>
            </table:table-cell>
            <table:table-cell table:style-name="Tableau1.A1" office:value-type="string">
              <text:p text:style-name="MP4">Logo entreprise</text:p>
            </table:table-cell>
          </table:table-row>
        </table:table>
        <text:p text:style-name="MP8"/>
      </style:header>
      <style:header-left>
        <text:p text:style-name="Header_20_left"/>
      </style:header-left>
      <style:footer>
        <text:p text:style-name="MP9"><text:span text:style-name="MT8"><text:file-name text:display="name-and-extension">Simon_MONNIER_E6.2_Dossier_des_tests_integrations.odt</text:file-name></text:span><text:span text:style-name="MT8"><text:tab/>- </text:span><text:span text:style-name="MT8"><text:date style:data-style-name="N10039" text:date-value="2019-03-25T11:41:23.144820202">25 mars 19</text:date></text:span><text:span text:style-name="MT8"><text:s/>-<text:tab/>Page </text:span><text:span text:style-name="MT8"><text:page-number text:select-page="current">1</text:page-number></text:span><text:span text:style-name="MT8"><text:s/>/ </text:span><text:span text:style-name="MT8"><text:page-count style:num-format="1">3</text:page-count></text:span></text:p>
      </style:footer>
    </style:master-page>
    <style:master-page style:name="_5f_LNA_20_Document_20_Portrait" style:display-name="_LNA Document Portrait" style:page-layout-name="Mpm6">
      <style:header>
        <text:p text:style-name="MP10">Lycée <text:span text:style-name="MT7">Nicolas APPERT</text:span><text:tab/><text:title>Dossier des tests d'intégrations</text:title></text:p>
        <text:p text:style-name="MP10">STS <text:span text:style-name="MT9">SN</text:span><text:tab/><text:keywords/><text:span text:style-name="MT10">Groupe </text:span><text:span text:style-name="MT11">6</text:span></text:p>
      </style:header>
      <style:footer>
        <text:p text:style-name="MP11"><text:span text:style-name="MT8"><text:file-name text:display="name-and-extension">Simon_MONNIER_E6.2_Dossier_des_tests_integrations.odt</text:file-name></text:span><text:span text:style-name="MT8"><text:tab/>- </text:span><text:span text:style-name="MT8"><text:date style:data-style-name="N10039" text:date-value="2019-03-25T11:41:23.146536396">25 mars 19</text:date></text:span><text:span text:style-name="MT8"><text:s/>-<text:tab/>Page </text:span><text:span text:style-name="MT8"><text:page-number text:select-page="current">3</text:page-number></text:span><text:span text:style-name="MT8"><text:s/>/ </text:span><text:span text:style-name="MT8"><text:page-count style:num-format="1">3</text:page-count></text:span></text:p>
      </style:footer>
    </style:master-page>
    <style:master-page style:name="_5f_LNA_20_Document_20_Paysage" style:display-name="_LNA Document Paysage" style:page-layout-name="Mpm7">
      <style:header>
        <text:p text:style-name="MP12">Lycée Nicolas APPERT<text:tab/><text:title>Dossier des tests d'intégrations</text:title> </text:p>
        <text:p text:style-name="MP13">STS IRIS1ère Année<text:keywords/><text:tab/><text:keywords/></text:p>
      </style:header>
      <style:footer>
        <text:p text:style-name="MP14"><text:span text:style-name="MT8"><text:file-name text:display="name-and-extension">Simon_MONNIER_E6.2_Dossier_des_tests_integrations.odt</text:file-name></text:span><text:span text:style-name="MT8"><text:tab/>- </text:span><text:span text:style-name="MT8"><text:date style:data-style-name="N10039" text:date-value="2019-03-25T11:41:23.149075484">25 mars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3</text:page-count></text:span></text:p>
      </style:footer>
    </style:master-page>
    <style:master-page style:name="_5f_Document_20_Paysage" style:display-name="_Document Paysage" style:page-layout-name="Mpm7">
      <style:header>
        <text:p text:style-name="MP12"/>
      </style:header>
      <style:footer>
        <text:p text:style-name="MP14"/>
      </style:footer>
    </style:master-page>
    <style:master-page style:name="_5f_Document_20_Portrait" style:display-name="_Document Portrait" style:page-layout-name="Mpm6">
      <style:header>
        <text:p text:style-name="MP15"><text:keywords/></text:p>
      </style:header>
      <style:footer>
        <text:p text:style-name="MP11"/>
      </style:footer>
    </style:master-page>
    <style:master-page style:name="_5f_LNA_20_Document_20_Index" style:display-name="_LNA Document Index" style:page-layout-name="Mpm6">
      <style:header>
        <text:p text:style-name="MP15">Lycée Nicolas APPERT<text:tab/><text:title>Dossier des tests d'intégrations</text:title> </text:p>
        <text:p text:style-name="MP15">STS IRIS1ère Année<text:keywords/><text:tab/><text:keywords/></text:p>
      </style:header>
      <style:footer>
        <text:p text:style-name="MP11"><text:span text:style-name="MT8"><text:file-name text:display="name-and-extension">Simon_MONNIER_E6.2_Dossier_des_tests_integrations.odt</text:file-name></text:span><text:span text:style-name="MT8"><text:tab/>- </text:span><text:span text:style-name="MT8"><text:date style:data-style-name="N10039" text:date-value="2019-03-25T11:41:23.152009360">25 mars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Dossier des tests d'intégrations</dc:title>
    <dc:subject>P2019 : Nom du projet</dc:subject>
    <meta:creation-date>2018-12-19T15:24:07.256353256</meta:creation-date>
    <dc:language>fr-FR</dc:language>
    <meta:editing-cycles>5</meta:editing-cycles>
    <meta:editing-duration>PT11M44S</meta:editing-duration>
    <meta:initial-creator>Philippe MERCIER</meta:initial-creator>
    <dc:date>2019-03-25T11:41:22.992271781</dc:date>
    <meta:document-statistic meta:table-count="3" meta:image-count="1" meta:object-count="0" meta:page-count="3" meta:paragraph-count="109" meta:word-count="491" meta:character-count="3811" meta:non-whitespace-character-count="2817"/>
    <meta:user-defined meta:name="Info 1"/>
    <meta:user-defined meta:name="Info 2"/>
    <meta:user-defined meta:name="Info 3"/>
    <meta:user-defined meta:name="Info 4"/>
    <meta:template xlink:type="simple" xlink:actuate="onRequest" xlink:title="Partie du cours - Sous-partie" xlink:href="../../../../../../../staroffice7/user/template/Modele_cours.stw" meta:date="2004-11-02T15:55:04"/>
  </office:meta>
</office:document-meta>
</file>

<file path=Basic/Standard/Mes macros.xml><?xml version="1.0" encoding="utf-8"?>
<!DOCTYPE module  PUBLIC '-//OpenOffice.org//DTD OfficeDocument 1.0//EN'  'module.dtd'>
<script:module xmlns:script="http://openoffice.org/2000/script" script:name="Mes 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s 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writerkeybinding.xml><?xml version="1.0" encoding="utf-8"?>
<!DOCTYPE acceleratorlist  PUBLIC '-//OpenOffice.org//DTD OfficeDocument 1.0//EN'  'accelerator.dtd'>
<accel:acceleratorlist xmlns:accel="http://openoffice.org/2001/accel" xmlns:xlink="http://www.w3.org/1999/xlink">
  <accel:item accel:code="KEY_DELETE" accel:shift="true" accel:mod1="true" xlink:href="slot:20927"/>
  <accel:item accel:code="KEY_BACKSPACE" accel:shift="true" accel:mod1="true" xlink:href="slot:20928"/>
  <accel:item accel:code="KEY_RETURN" accel:shift="true" accel:mod1="true" xlink:href="slot:20305"/>
  <accel:item accel:code="KEY_END" accel:shift="true" accel:mod1="true" xlink:href="slot:20808"/>
  <accel:item accel:code="KEY_HOME" accel:shift="true" accel:mod1="true" xlink:href="slot:20807"/>
  <accel:item accel:code="KEY_RIGHT" accel:shift="true" accel:mod1="true" xlink:href="slot:20821"/>
  <accel:item accel:code="KEY_LEFT" accel:shift="true" accel:mod1="true" xlink:href="slot:20822"/>
  <accel:item accel:code="KEY_UP" accel:shift="true" accel:mod1="true" xlink:href="slot:20947"/>
  <accel:item accel:code="KEY_DOWN" accel:shift="true" accel:mod1="true" xlink:href="slot:20948"/>
  <accel:item accel:code="KEY_F12" accel:shift="true" accel:mod1="true" xlink:href="slot:20137"/>
  <accel:item accel:code="KEY_F11" accel:shift="true" accel:mod1="true" xlink:href="slot:5556"/>
  <accel:item accel:code="KEY_F9" accel:shift="true" accel:mod1="true" xlink:href="slot:20143"/>
  <accel:item accel:code="KEY_F5" accel:shift="true" accel:mod1="true" xlink:href="slot:20659"/>
  <accel:item accel:code="KEY_T" accel:shift="true" accel:mod1="true" xlink:href="slot:20559"/>
  <accel:item accel:code="KEY_R" accel:shift="true" accel:mod1="true" xlink:href="slot:20201"/>
  <accel:item accel:code="KEY_P" accel:shift="true" accel:mod1="true" xlink:href="slot:20411"/>
  <accel:item accel:code="KEY_G" accel:shift="true" accel:mod1="true" xlink:href="slot:10028"/>
  <accel:item accel:code="KEY_F" accel:shift="true" accel:mod1="true" xlink:href="slot:20150"/>
  <accel:item accel:code="KEY_D" accel:shift="true" accel:mod1="true" xlink:href="slot:10029"/>
  <accel:item accel:code="KEY_C" accel:shift="true" accel:mod1="true" xlink:href="slot:10030"/>
  <accel:item accel:code="KEY_B" accel:shift="true" accel:mod1="true" xlink:href="slot:20412"/>
  <accel:item accel:code="KEY_A" accel:shift="true" accel:mod1="true" xlink:href="macro://./Standard.Mes macros.Reponse()"/>
  <accel:item accel:code="KEY_9" accel:shift="true" accel:mod1="true" xlink:href="macro://./Standard.Mes macros.Enumeration()"/>
  <accel:item accel:code="KEY_8" accel:shift="true" accel:mod1="true" xlink:href="macro://./Standard.Mes macros.Question()"/>
  <accel:item accel:code="KEY_7" accel:shift="true" accel:mod1="true" xlink:href="macro://./Standard.Mes macros.Remarque()"/>
  <accel:item accel:code="KEY_6" accel:shift="true" accel:mod1="true" xlink:href="macro://./Standard.Mes macros.Algo()"/>
  <accel:item accel:code="KEY_5" accel:shift="true" accel:mod1="true" xlink:href="macro://./Standard.Mes macros.Texte()"/>
  <accel:item accel:code="KEY_4" accel:shift="true" accel:mod1="true" xlink:href="macro://./Standard.Mes macros.Titre_4()"/>
  <accel:item accel:code="KEY_3" accel:shift="true" accel:mod1="true" xlink:href="macro://./Standard.Mes macros.Titre_3()"/>
  <accel:item accel:code="KEY_2" accel:shift="true" accel:mod1="true" xlink:href="macro://./Standard.Mes macros.Titre_2()"/>
  <accel:item accel:code="KEY_1" accel:shift="true" accel:mod1="true" xlink:href="macro://./Standard.Mes macros.Titre_1()"/>
  <accel:item accel:code="KEY_0" accel:shift="true" accel:mod1="true" xlink:href="macro://./Standard.Mes macros.Image()"/>
  <accel:item accel:code="KEY_MULTIPLY" accel:mod1="true" xlink:href="slot:20127"/>
  <accel:item accel:code="KEY_SUBTRACT" accel:mod1="true" xlink:href="slot:20343"/>
  <accel:item accel:code="KEY_ADD" accel:mod1="true" xlink:href="slot:20615"/>
  <accel:item accel:code="KEY_DELETE" accel:mod1="true" xlink:href="slot:20929"/>
  <accel:item accel:code="KEY_BACKSPACE" accel:mod1="true" xlink:href="slot:20930"/>
  <accel:item accel:code="KEY_SPACE" accel:mod1="true" xlink:href="slot:20344"/>
  <accel:item accel:code="KEY_RETURN" accel:mod1="true" xlink:href="slot:20323"/>
  <accel:item accel:code="KEY_PAGEDOWN" accel:mod1="true" xlink:href="slot:20961"/>
  <accel:item accel:code="KEY_PAGEUP" accel:mod1="true" xlink:href="slot:20960"/>
  <accel:item accel:code="KEY_END" accel:mod1="true" xlink:href="slot:20908"/>
  <accel:item accel:code="KEY_HOME" accel:mod1="true" xlink:href="slot:20907"/>
  <accel:item accel:code="KEY_RIGHT" accel:mod1="true" xlink:href="slot:20921"/>
  <accel:item accel:code="KEY_LEFT" accel:mod1="true" xlink:href="slot:20922"/>
  <accel:item accel:code="KEY_UP" accel:mod1="true" xlink:href="slot:20134"/>
  <accel:item accel:code="KEY_DOWN" accel:mod1="true" xlink:href="slot:20135"/>
  <accel:item accel:code="KEY_F12" accel:mod1="true" xlink:href="slot:20330"/>
  <accel:item accel:code="KEY_F10" accel:mod1="true" xlink:href="slot:20224"/>
  <accel:item accel:code="KEY_F9" accel:mod1="true" xlink:href="slot:20226"/>
  <accel:item accel:code="KEY_F8" accel:mod1="true" xlink:href="slot:20225"/>
  <accel:item accel:code="KEY_F7" accel:mod1="true" xlink:href="slot:20603"/>
  <accel:item accel:code="KEY_F3" accel:mod1="true" xlink:href="slot:20620"/>
  <accel:item accel:code="KEY_F2" accel:mod1="true" xlink:href="slot:20308"/>
  <accel:item accel:code="KEY_Z" accel:mod1="true" xlink:href="slot:5701"/>
  <accel:item accel:code="KEY_Y" accel:mod1="true" xlink:href="slot:5573"/>
  <accel:item accel:code="KEY_U" accel:mod1="true" xlink:href="slot:10014"/>
  <accel:item accel:code="KEY_J" accel:mod1="true" xlink:href="slot:10031"/>
  <accel:item accel:code="KEY_I" accel:mod1="true" xlink:href="slot:10008"/>
  <accel:item accel:code="KEY_G" accel:mod1="true" xlink:href="slot:10009"/>
  <accel:item accel:code="KEY_D" accel:mod1="true" xlink:href="slot:20405"/>
  <accel:item accel:code="KEY_5" accel:mod1="true" xlink:href="slot:10035"/>
  <accel:item accel:code="KEY_2" accel:mod1="true" xlink:href="slot:10036"/>
  <accel:item accel:code="KEY_1" accel:mod1="true" xlink:href="slot:10034"/>
  <accel:item accel:code="KEY_BACKSPACE" accel:shift="true" xlink:href="slot:20942"/>
  <accel:item accel:code="KEY_RETURN" accel:shift="true" xlink:href="slot:20318"/>
  <accel:item accel:code="KEY_PAGEDOWN" accel:shift="true" xlink:href="slot:20830"/>
  <accel:item accel:code="KEY_PAGEUP" accel:shift="true" xlink:href="slot:20829"/>
  <accel:item accel:code="KEY_END" accel:shift="true" xlink:href="slot:20806"/>
  <accel:item accel:code="KEY_HOME" accel:shift="true" xlink:href="slot:20805"/>
  <accel:item accel:code="KEY_RIGHT" accel:shift="true" xlink:href="slot:20802"/>
  <accel:item accel:code="KEY_LEFT" accel:shift="true" xlink:href="slot:20801"/>
  <accel:item accel:code="KEY_UP" accel:shift="true" xlink:href="slot:20803"/>
  <accel:item accel:code="KEY_DOWN" accel:shift="true" xlink:href="slot:20804"/>
  <accel:item accel:code="KEY_F12" accel:shift="true" xlink:href="slot:20138"/>
  <accel:item accel:code="KEY_F11" accel:shift="true" xlink:href="slot:5555"/>
  <accel:item accel:code="KEY_F9" accel:shift="true" xlink:href="slot:20129"/>
  <accel:item accel:code="KEY_F8" accel:shift="true" xlink:href="slot:20939"/>
  <accel:item accel:code="KEY_F5" accel:shift="true" xlink:href="slot:20958"/>
  <accel:item accel:code="KEY_REPEAT" xlink:href="slot:5702"/>
  <accel:item accel:code="KEY_UNDO" xlink:href="slot:5701"/>
  <accel:item accel:code="KEY_INSERT" xlink:href="slot:10221"/>
  <accel:item accel:code="KEY_BACKSPACE" xlink:href="slot:20926"/>
  <accel:item accel:code="KEY_ESCAPE" xlink:href="slot:20941"/>
  <accel:item accel:code="KEY_RETURN" xlink:href="slot:20303"/>
  <accel:item accel:code="KEY_PAGEDOWN" xlink:href="slot:20938"/>
  <accel:item accel:code="KEY_PAGEUP" xlink:href="slot:20937"/>
  <accel:item accel:code="KEY_END" xlink:href="slot:20906"/>
  <accel:item accel:code="KEY_HOME" xlink:href="slot:20905"/>
  <accel:item accel:code="KEY_RIGHT" xlink:href="slot:20902"/>
  <accel:item accel:code="KEY_LEFT" xlink:href="slot:20901"/>
  <accel:item accel:code="KEY_UP" xlink:href="slot:20903"/>
  <accel:item accel:code="KEY_DOWN" xlink:href="slot:20904"/>
  <accel:item accel:code="KEY_F12" xlink:href="slot:20144"/>
  <accel:item accel:code="KEY_F11" xlink:href="slot:5539"/>
  <accel:item accel:code="KEY_F9" xlink:href="slot:20126"/>
  <accel:item accel:code="KEY_F8" xlink:href="slot:20940"/>
  <accel:item accel:code="KEY_F7" xlink:href="slot:20622"/>
  <accel:item accel:code="KEY_F5" xlink:href="slot:10366"/>
  <accel:item accel:code="KEY_F3" xlink:href="slot:20628"/>
  <accel:item accel:code="KEY_F2" xlink:href="slot:20128"/>
</accel:acceleratorlist>
</file>

<file path=Configurations/writertool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35"/>
  <toolbar:toolbarseparator/>
  <toolbar:toolbaritem xlink:href="slot:20389" toolbar:style="dropdown"/>
  <toolbar:toolbaritem xlink:href="slot:20308"/>
  <toolbar:toolbaritem xlink:href="slot:20302"/>
  <toolbar:toolbaritem xlink:href="slot:20335"/>
  <toolbar:toolbarseparator/>
  <toolbar:toolbaritem xlink:href="slot:20391" toolbar:style="dropdown" toolbar:visible="false"/>
  <toolbar:toolbaritem xlink:href="slot:20390" toolbar:style="dropdown" toolbar:visible="false"/>
  <toolbar:toolbaritem xlink:href="slot:10244" toolbar:style="dropdown" toolbar:visible="false"/>
  <toolbar:toolbaritem xlink:href="slot:10593" toolbar:text="Formulaire" toolbar:style="dropdown" toolbar:visible="false"/>
  <toolbar:toolbarseparator/>
  <toolbar:toolbaritem xlink:href="slot:21419"/>
  <toolbar:toolbaritem xlink:href="slot:20305" toolbar:userdefined="true"/>
  <toolbar:toolbarseparator/>
  <toolbar:toolbaritem xlink:href="slot:20620" toolbar:style="dropdown" toolbar:visible="false"/>
  <toolbar:toolbaritem xlink:href="slot:20310" toolbar:visible="false"/>
  <toolbar:toolbaritem xlink:href="slot:20313" toolbar:visible="false"/>
  <toolbar:toolbaritem xlink:href="slot:22204" toolbar:visible="false"/>
  <toolbar:toolbarseparator/>
  <toolbar:toolbaritem xlink:href="slot:20622" toolbar:visible="false"/>
  <toolbar:toolbaritem xlink:href="slot:12021"/>
  <toolbar:toolbaritem xlink:href="slot:20605" toolbar:visible="false"/>
  <toolbar:toolbarseparator/>
  <toolbar:toolbaritem xlink:href="slot:21828" toolbar:userdefined="true"/>
  <toolbar:toolbaritem xlink:href="slot:20603" toolbar:visible="false"/>
  <toolbar:toolbarseparator/>
  <toolbar:toolbaritem xlink:href="slot:5961" toolbar:visible="false"/>
  <toolbar:toolbaritem xlink:href="slot:10360" toolbar:visible="false"/>
  <toolbar:toolbarseparator/>
  <toolbar:toolbaritem xlink:href="slot:10000" toolbar:visible="false"/>
  <toolbar:toolbaritem xlink:href="slot:20213" toolbar:visible="false"/>
  <toolbar:toolbaritem xlink:href="slot:6313" toolbar:visible="false"/>
  <toolbar:toolbarseparator/>
  <toolbar:toolbaritem xlink:href="slot:20224"/>
  <toolbar:toolbaritem xlink:href="slot:20226"/>
  <toolbar:toolbarseparator/>
</toolbar:toolbar>
</file>